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0fce858d"/>
    </style:style>
    <style:style style:name="P63" style:family="paragraph" style:parent-style-name="Standard">
      <style:text-properties officeooo:paragraph-rsid="0fd0b68a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officeooo:paragraph-rsid="0b0ddd8e"/>
    </style:style>
    <style:style style:name="P86" style:family="paragraph" style:parent-style-name="Standard">
      <style:text-properties officeooo:paragraph-rsid="0bad8f69"/>
    </style:style>
    <style:style style:name="P87" style:family="paragraph" style:parent-style-name="Standard">
      <style:text-properties officeooo:paragraph-rsid="10d55cfb"/>
    </style:style>
    <style:style style:name="P88" style:family="paragraph" style:parent-style-name="Standard">
      <style:text-properties officeooo:paragraph-rsid="10d83c41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95" style:family="paragraph" style:parent-style-name="Standard">
      <style:text-properties officeooo:paragraph-rsid="10db5b0b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10da2e3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officeooo:rsid="10a5d07d"/>
    </style:style>
    <style:style style:name="T214" style:family="text">
      <style:text-properties fo:language="en" fo:country="GB" fo:font-weight="bold" style:font-weight-asian="bold" style:font-weight-complex="bold"/>
    </style:style>
    <style:style style:name="T215" style:family="text">
      <style:text-properties fo:language="en" fo:country="GB" fo:font-weight="bold" officeooo:rsid="104d5027" style:font-weight-asian="bold" style:font-weight-complex="bold"/>
    </style:style>
    <style:style style:name="T216" style:family="text">
      <style:text-properties officeooo:rsid="103c421a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Strong_20_Emphasis"><text:span text:style-name="T124">Checklist for installing</text:span></text:span><text:span text:style-name="T148"> </text:span><text:span text:style-name="T148"><text:user-field-get text:name="Distro">Debian</text:user-field-get></text:span><text:span text:style-name="T149"><text:s/></text:span><text:span text:style-name="T149"><text:user-field-get text:name="Version">12</text:user-field-get></text:span><text:span text:style-name="T150"><text:note text:id="ftn1" text:note-class="footnote"><text:note-citation>1</text:note-citation><text:note-body><text:p text:style-name="P36"><text:span text:style-name="T229">This </text:span><text:span text:style-name="Strong_20_Emphasis"><text:span text:style-name="T235"><text:user-field-get text:name="Distro">Debian</text:user-field-get></text:span></text:span><text:span text:style-name="T230"><text:s/></text:span><text:span text:style-name="T234"><text:user-field-get text:name="Version">12</text:user-field-get></text:span><text:span text:style-name="T234"><text:s/></text:span><text:span text:style-name="Strong_20_Emphasis"><text:span text:style-name="T236"><text:user-field-get text:name="Edition">Server</text:user-field-get></text:span></text:span><text:span text:style-name="T229"><text:s/>(codename </text:span><text:span text:style-name="T231">bookworm</text:span><text:span text:style-name="T229">) from </text:span><text:span text:style-name="T232">June</text:span><text:span text:style-name="T229"> </text:span><text:span text:style-name="Strong_20_Emphasis"><text:span text:style-name="T237"><text:user-field-get text:name="Releaseyear">2023</text:user-field-get></text:span></text:span><text:span text:style-name="T229"><text:s/>is a so-called LTS version (stands for Long-Term Support) and is supported for 5 years until </text:span><text:span text:style-name="T233">June</text:span><text:span text:style-name="T229"> </text:span><text:span text:style-name="T145">202</text:span><text:span text:style-name="T147">8</text:span><text:span text:style-name="T146">.</text:span></text:p></text:note-body></text:note></text:span><text:span text:style-name="T151"><text:s/></text:span><text:span text:style-name="T151"><text:user-field-get text:name="Edition">Server</text:user-field-get></text:span><text:span text:style-name="T152">.</text:span></text:p>
      <text:p text:style-name="P45"><text:span text:style-name="Strong_20_Emphasis"><text:span text:style-name="T78"/></text:span></text:p>
      <text:p text:style-name="P45"><text:span text:style-name="Strong_20_Emphasis"><text:span text:style-name="T207">This is a fillable PDF, no printing required.</text:span></text:span></text:p>
      <text:p text:style-name="P48"><text:span text:style-name="Strong_20_Emphasis"><text:span text:style-name="T114"/></text:span></text:p>
      <text:p text:style-name="P46"><text:span text:style-name="T17">Fill in the </text:span><text:span text:style-name="Strong_20_Emphasis"><text:span text:style-name="T209"><text:s/></text:span></text:span><text:span text:style-name="Strong_20_Emphasis"><text:span text:style-name="T208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0"><text:span text:style-name="Definition"><text:span text:style-name="T211">user</text:span></text:span><text:span text:style-name="T164"><text:tab/><text:tab/></text:span><text:span text:style-name="T163"> <text:tab/><text:tab/><text:tab/> </text:span><text:span text:style-name="T165"><draw:control text:anchor-type="as-char" svg:y="-0.4cm" draw:z-index="11" draw:name="Gebruiker 1" draw:style-name="gr2" draw:text-style-name="P97" svg:width="6.4cm" svg:height="0.6cm" draw:control="control10"><svg:title>Gebruiker</svg:title><svg:desc>Volledige naam, bijv. Jan Stek</svg:desc></draw:control></text:span><text:span text:style-name="T165"><text:s text:c="2"/></text:span><text:span text:style-name="T166">[</text:span><text:span text:style-name="T168">F</text:span><text:span text:style-name="T169">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5">oh</text:span><text:span text:style-name="T160">n </text:span><text:span text:style-name="T162">Doe</text:span><text:span text:style-name="T174">]</text:span></text:p>
      <text:p text:style-name="P84"><text:span text:style-name="Definition"><text:span text:style-name="T157">USER</text:span></text:span><text:span text:style-name="Definition"><text:span text:style-name="T210">na</text:span></text:span><text:span text:style-name="Definition"><text:span text:style-name="T212">me</text:span></text:span><text:span text:style-name="T156"><text:tab/><text:tab/><text:tab/> </text:span><text:span text:style-name="T156"><draw:control text:anchor-type="as-char" svg:y="-0.4cm" draw:z-index="12" draw:name="Gberuikersnaam 2" draw:style-name="gr2" draw:text-style-name="P97" svg:width="6.4cm" svg:height="0.6cm" draw:control="control11"><svg:title>Gebruikersnaam</svg:title><svg:desc>Korte naam, bijv. jan</svg:desc></draw:control></text:span><text:span text:style-name="T15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5">j</text:span><text:span text:style-name="T127">oh</text:span><text:span text:style-name="T125">n</text:span><text:span text:style-name="T126">]</text:span></text:p>
      <text:p text:style-name="P50"><text:span text:style-name="Definition"><text:span text:style-name="T213">serv</text:span></text:span><text:span text:style-name="Definition"><text:span text:style-name="T210">ERNA</text:span></text:span><text:span text:style-name="Definition"><text:span text:style-name="T212">me</text:span></text:span><text:span text:style-name="T176"><text:tab/><text:tab/> </text:span><text:span text:style-name="T210"><draw:control text:anchor-type="as-char" svg:y="-0.4cm" draw:z-index="13" draw:name="Computernaam 1" draw:style-name="gr2" draw:text-style-name="P97" svg:width="6.4cm" svg:height="0.6cm" draw:control="control12"><svg:title>Computernaam</svg:title><svg:desc>Unieke naam van de computer</svg:desc></draw:control></text:span><text:span text:style-name="T210"><text:s text:c="2"/></text:span><text:span text:style-name="T179">[</text:span><text:span text:style-name="T183">N</text:span><text:span text:style-name="T177">a</text:span><text:span text:style-name="T180">me of the</text:span><text:span text:style-name="T177"> </text:span><text:span text:style-name="T184">server</text:span><text:span text:style-name="T178">, </text:span><text:span text:style-name="T180">e.g.</text:span><text:span text:style-name="T181"> </text:span><text:span text:style-name="T184">sv</text:span><text:span text:style-name="T182">02</text:span><text:span text:style-name="T179">]</text:span></text:p>
      <text:p text:style-name="P50"><text:span text:style-name="Definition"><text:span text:style-name="T186">USER</text:span></text:span><text:span text:style-name="T185"><text:tab/><text:tab/></text:span><text:span text:style-name="T163"> <text:tab/><text:tab/><text:tab/> </text:span><text:span text:style-name="T165"><draw:control text:anchor-type="as-char" svg:y="-0.4cm" draw:z-index="14" draw:name="Gebruiker 2" draw:style-name="gr2" draw:text-style-name="P97" svg:width="6.4cm" svg:height="0.6cm" draw:control="control13"><svg:title>Gebruiker</svg:title><svg:desc>Volledige naam, bijv. Jan Stek</svg:desc></draw:control></text:span><text:span text:style-name="T165"><text:s text:c="2"/></text:span><text:span text:style-name="T166">[</text:span><text:span text:style-name="T168">F</text:span><text:span text:style-name="T167">ull </text:span><text:span text:style-name="T170">na</text:span><text:span text:style-name="T171">me</text:span><text:span text:style-name="T170"> possibly </text:span><text:span text:style-name="T172">2</text:span><text:span text:style-name="T199">nd</text:span><text:span text:style-name="T172"> </text:span><text:span text:style-name="T173">user</text:span><text:span text:style-name="T161">]</text:span></text:p>
      <text:p text:style-name="P84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3"><text:tab/><text:tab/><text:tab/> </text:span></text:span><text:span text:style-name="T156"><draw:control text:anchor-type="as-char" svg:y="-0.4cm" draw:z-index="15" draw:name="Gberuikersnaam 1" draw:style-name="gr2" draw:text-style-name="P97" svg:width="6.4cm" svg:height="0.6cm" draw:control="control14"><svg:title>Gebruikersnaam</svg:title><svg:desc>Korte naam, bijv. jan</svg:desc></draw:control></text:span><text:span text:style-name="T156"><text:s text:c="2"/></text:span><text:span text:style-name="T190">[</text:span><text:span text:style-name="T192">U</text:span><text:span text:style-name="T191">ser</text:span><text:span text:style-name="T189"> </text:span><text:span text:style-name="T196">na</text:span><text:span text:style-name="T197">me</text:span><text:span text:style-name="T196"> possibly </text:span><text:span text:style-name="T198">2</text:span><text:span text:style-name="T200">nd</text:span><text:span text:style-name="T198"> </text:span><text:span text:style-name="T195">user</text:span><text:span text:style-name="T194">]</text:span></text:p>
      <text:p text:style-name="P50"><text:span text:style-name="T128">Replace the </text:span><text:span text:style-name="T136">underlined</text:span><text:span text:style-name="T128"> words in this checklist with those in the </text:span><text:span text:style-name="Strong_20_Emphasis"><text:span text:style-name="T36">te</text:span></text:span><text:span text:style-name="Strong_20_Emphasis"><text:span text:style-name="T45">x</text:span></text:span><text:span text:style-name="Strong_20_Emphasis"><text:span text:style-name="T36">t </text:span></text:span><text:span text:style-name="Strong_20_Emphasis"><text:span text:style-name="T45">box</text:span></text:span><text:span text:style-name="T128">.</text:span></text:p>
      <text:p text:style-name="P16"/>
      <text:p text:style-name="P16"/>
      <text:p text:style-name="P51"><text:span text:style-name="T138">Not yet on Linux?</text:span><text:span text:style-name="T129"><text:tab/></text:span><text:span text:style-name="Strong_20_Emphasis"><text:span text:style-name="T49"><draw:control text:anchor-type="as-char" draw:z-index="16" draw:name="Vorm 3" draw:style-name="gr1" draw:text-style-name="P96" svg:width="0.35cm" svg:height="0.35cm" draw:control="control15"/></text:span></text:span><text:span text:style-name="T134"><text:tab/></text:span><text:span text:style-name="T135">Use</text:span><text:span text:style-name="T130"> </text:span><text:span text:style-name="Strong_20_Emphasis"><text:span text:style-name="T140">Checklist </text:span></text:span><text:span text:style-name="Strong_20_Emphasis"><text:span text:style-name="T141">transfer</text:span></text:span><text:span text:style-name="T130"> o</text:span><text:span text:style-name="T131">n</text:span><text:span text:style-name="T13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2"> </text:span><text:span text:style-name="T131">u</text:span><text:span text:style-name="T132">nder </text:span><text:span text:style-name="T139">Linux</text:span><text:span text:style-name="T133">.</text:span></text:p>
      <text:p text:style-name="P52"><text:span text:style-name="T63">New installation?</text:span><text:span text:style-name="T32"><text:tab/><text:tab/></text:span><text:span text:style-name="Strong_20_Emphasis"><text:span text:style-name="T49"><draw:control text:anchor-type="as-char" draw:z-index="17" draw:name="Vorm 4" draw:style-name="gr1" draw:text-style-name="P96" svg:width="0.35cm" svg:height="0.35cm" draw:control="control16"/></text:span></text:span><text:span text:style-name="T54"><text:tab/>Start at chapter </text:span><text:span text:style-name="T68"><text:bookmark-ref text:reference-format="page" text:ref-name="__RefNumPara__4009_12717081281">2</text:bookmark-ref></text:span><text:span text:style-name="T68"><text:s text:c="2"/></text:span><text:span text:style-name="T68"><text:bookmark-ref text:reference-format="text" text:ref-name="__RefNumPara__4009_12717081281">Perform installation</text:bookmark-ref></text:span><text:span text:style-name="T33">.</text:span></text:p>
      <text:p text:style-name="P47"/>
      <text:p text:style-name="P49"><text:span text:style-name="Strong_20_Emphasis"><text:span text:style-name="T30"/></text:span></text:p>
      <text:list text:style-name="L1">
        <text:list-item>
          <text:p text:style-name="P91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9"><draw:control text:anchor-type="as-char" draw:z-index="8" draw:name="Vorm 5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9"><text:span text:style-name="User_20_Entry"><text:span text:style-name="T84">Login any additional </text:span></text:span><text:span text:style-name="Definition"><text:span text:style-name="T202">USER</text:span></text:span><text:span text:style-name="User_20_Entry"><text:span text:style-name="T85">s</text:span></text:span><text:span text:style-name="User_20_Entry"><text:span text:style-name="T94">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9"><draw:control text:anchor-type="as-char" draw:z-index="18" draw:name="Vorm 6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8"><text:span text:style-name="User_20_Entry"><text:span text:style-name="T73">Type: </text:span></text:span><text:span text:style-name="User_20_Entry"><text:span text:style-name="T101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6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9" draw:name="Vorm4" draw:style-name="gr1" draw:text-style-name="P96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20" draw:name="Vorm 8" draw:style-name="gr1" draw:text-style-name="P96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7"><text:span text:style-name="Strong_20_Emphasis"><text:span text:style-name="T39">Type: </text:span></text:span><text:span text:style-name="Strong_20_Emphasis"><text:span text:style-name="T11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8">Ch</text:span></text:span><text:span text:style-name="Strong_20_Emphasis"><text:span text:style-name="T48">oos</text:span></text:span><text:span text:style-name="Strong_20_Emphasis"><text:span text:style-name="T48">e</text:span></text:span><text:span text:style-name="Strong_20_Emphasis"><text:span text:style-name="T43"> </text:span></text:span><text:span text:style-name="Strong_20_Emphasis"><text:span text:style-name="T60">1 <text:s/>Prepar</text:span></text:span><text:span text:style-name="Strong_20_Emphasis"><text:span text:style-name="T61">e</text:span></text:span><text:span text:style-name="Strong_20_Emphasis"><text:span text:style-name="T60"> installati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8"><text:span text:style-name="Strong_20_Emphasis"><text:span text:style-name="T42">Follow the instructions on the screen.</text:span></text:span></text:p>
          </table:table-cell>
        </table:table-row>
      </table:table>
      <text:p text:style-name="P44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64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9"><draw:control text:anchor-type="as-char" draw:z-index="3" draw:name="Vorm9" draw:style-name="gr1" draw:text-style-name="P9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142">Boot the computer from</text:span><text:span text:style-name="T143"><text:note text:id="ftn3" text:note-class="footnote"><text:note-citation>1</text:note-citation><text:note-body><text:p text:style-name="P83"><text:span text:style-name="T95">Boot menu/Setup via one of the </text:span><text:span text:style-name="T98">f</text:span><text:span text:style-name="T95">requently used keys:</text:span><text:span text:style-name="Definition"><text:span text:style-name="T96"> </text:span></text:span><text:span text:style-name="User_20_Entry"><text:span text:style-name="T113">Esc</text:span></text:span><text:span text:style-name="User_20_Entry"><text:span text:style-name="T99">,</text:span></text:span><text:span text:style-name="Definition"><text:span text:style-name="T96"> </text:span></text:span><text:span text:style-name="User_20_Entry"><text:span text:style-name="T113">Delete</text:span></text:span><text:span text:style-name="User_20_Entry"><text:span text:style-name="T100">,</text:span></text:span><text:span text:style-name="Definition"><text:span text:style-name="T96"> </text:span></text:span><text:span text:style-name="User_20_Entry"><text:span text:style-name="T113">F1</text:span></text:span><text:span text:style-name="User_20_Entry"><text:span text:style-name="T100">,</text:span></text:span><text:span text:style-name="Definition"><text:span text:style-name="T96"> </text:span></text:span><text:span text:style-name="User_20_Entry"><text:span text:style-name="T113">F2</text:span></text:span><text:span text:style-name="User_20_Entry"><text:span text:style-name="T100">,</text:span></text:span><text:span text:style-name="Definition"><text:span text:style-name="T96"> </text:span></text:span><text:span text:style-name="User_20_Entry"><text:span text:style-name="T113">F9</text:span></text:span><text:span text:style-name="User_20_Entry"><text:span text:style-name="T100">,</text:span></text:span><text:span text:style-name="Definition"><text:span text:style-name="T96"> </text:span></text:span><text:span text:style-name="User_20_Entry"><text:span text:style-name="T113">F10</text:span></text:span><text:span text:style-name="User_20_Entry"><text:span text:style-name="T100">,</text:span></text:span><text:span text:style-name="Definition"><text:span text:style-name="T96"> </text:span></text:span><text:span text:style-name="User_20_Entry"><text:span text:style-name="T113">F11</text:span></text:span><text:span text:style-name="User_20_Entry"><text:span text:style-name="T100">,</text:span></text:span><text:span text:style-name="Definition"><text:span text:style-name="T96"> o</text:span></text:span><text:span text:style-name="Definition"><text:span text:style-name="T97">R</text:span></text:span><text:span text:style-name="Definition"><text:span text:style-name="T96"> </text:span></text:span><text:span text:style-name="User_20_Entry"><text:span text:style-name="T113">F12</text:span></text:span><text:span text:style-name="User_20_Entry"><text:span text:style-name="T100">.</text:span></text:span></text:p></text:note-body></text:note></text:span><text:span text:style-name="T142"> an </text:span><text:span text:style-name="T116"><text:user-field-get text:name="Distro">Debian</text:user-field-get></text:span><text:span text:style-name="T117"><text:s/></text:span><text:span text:style-name="T117"><text:user-field-get text:name="Version">12</text:user-field-get></text:span><text:span text:style-name="Strong_20_Emphasis"><text:span text:style-name="T118"><text:s/></text:span></text:span><text:span text:style-name="Strong_20_Emphasis"><text:span text:style-name="T120"><text:user-field-get text:name="Edition">Server</text:user-field-get></text:span></text:span><text:span text:style-name="Strong_20_Emphasis"><text:span text:style-name="T120"><text:s/></text:span></text:span><text:span text:style-name="Strong_20_Emphasis"><text:span text:style-name="T122">Live</text:span></text:span><text:span text:style-name="Strong_20_Emphasis"><text:span text:style-name="T77"><text:note text:id="ftn4" text:note-class="footnote"><text:note-citation>2</text:note-citation><text:note-body><text:p text:style-name="P17"><text:span text:style-name="T203">From a Live USB stick you can boot and work with </text:span><text:span text:style-name="Strong_20_Emphasis"><text:span text:style-name="T144"><text:user-field-get text:name="Distro">Debian</text:user-field-get></text:span></text:span><text:span text:style-name="Strong_20_Emphasis"><text:span text:style-name="T144"><text:s/></text:span></text:span><text:span text:style-name="T203">without modifying any files on the hard drive and also allows installation of </text:span><text:span text:style-name="Strong_20_Emphasis"><text:span text:style-name="T144"><text:user-field-get text:name="Distro">Debian</text:user-field-get></text:span></text:span><text:span text:style-name="Strong_20_Emphasis"><text:span text:style-name="T144">.</text:span></text:span></text:p></text:note-body></text:note></text:span></text:span><text:span text:style-name="T74"> USB stick</text:span><text:span text:style-name="T75"><text:note text:id="ftn5" text:note-class="footnote"><text:note-citation>3</text:note-citation><text:note-body><text:p text:style-name="P82"><text:span text:style-name="Strong_20_Emphasis"><text:span text:style-name="T81">Create a bootable USB stick:<text:line-break/>Download a CD image file (.iso) from</text:span></text:span><text:span text:style-name="Strong_20_Emphasis"><text:span text:style-name="T80"> </text:span></text:span><text:a xlink:type="simple" xlink:href="https://www.debian.org/" text:style-name="Internet_20_link" text:visited-style-name="Visited_20_Internet_20_Link"><text:span text:style-name="Strong_20_Emphasis"><text:span text:style-name="T204">debian.org</text:span></text:span></text:a><text:span text:style-name="Strong_20_Emphasis"><text:span text:style-name="T80">, </text:span></text:span><text:span text:style-name="Strong_20_Emphasis"><text:span text:style-name="T82">click consecutively </text:span></text:span><text:span text:style-name="Strong_20_Emphasis"><text:span text:style-name="T91">Other downloads</text:span></text:span><text:span text:style-name="Strong_20_Emphasis"><text:span text:style-name="T82"> <text:line-break/>(under Download) &gt; </text:span></text:span><text:span text:style-name="Strong_20_Emphasis"><text:span text:style-name="T91">Other live ISO</text:span></text:span><text:span text:style-name="Strong_20_Emphasis"><text:span text:style-name="T82"> (under try </text:span></text:span><text:span text:style-name="Strong_20_Emphasis"><text:span text:style-name="T82"><text:user-field-get text:name="Distro">Debian</text:user-field-get></text:span></text:span><text:span text:style-name="Strong_20_Emphasis"><text:span text:style-name="T82"><text:s/>live before installing) &gt; <text:line-break/></text:span></text:span><text:span text:style-name="Strong_20_Emphasis"><text:span text:style-name="T86">debian-live-</text:span></text:span><text:span text:style-name="Strong_20_Emphasis"><text:span text:style-name="T86"><text:user-field-get text:name="Version">12</text:user-field-get></text:span></text:span><text:span text:style-name="Strong_20_Emphasis"><text:span text:style-name="T86">.</text:span></text:span><text:span text:style-name="Strong_20_Emphasis"><text:span text:style-name="T87">.</text:span></text:span><text:span text:style-name="Strong_20_Emphasis"><text:span text:style-name="T86">.</text:span></text:span><text:span text:style-name="Strong_20_Emphasis"><text:span text:style-name="T88">-</text:span></text:span><text:span text:style-name="Strong_20_Emphasis"><text:span text:style-name="T86">amd64-</text:span></text:span><text:span text:style-name="Strong_20_Emphasis"><text:span text:style-name="T90">standard</text:span></text:span><text:span text:style-name="Strong_20_Emphasis"><text:span text:style-name="T89">.iso</text:span></text:span><text:span text:style-name="Strong_20_Emphasis"><text:span text:style-name="T79">.</text:span></text:span><text:span text:style-name="Strong_20_Emphasis"><text:span text:style-name="T81"><text:line-break/></text:span></text:span><text:span text:style-name="Strong_20_Emphasis"><text:span text:style-name="T83">The next steps are described in </text:span></text:span><text:span text:style-name="Strong_20_Emphasis"><text:span text:style-name="T92">Linux informati</text:span></text:span><text:span text:style-name="Strong_20_Emphasis"><text:span text:style-name="T93">on</text:span></text:span><text:span text:style-name="Strong_20_Emphasis"><text:span text:style-name="T8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5">karelzimmer.nl/en</text:span></text:span></text:a><text:span text:style-name="Strong_20_Emphasis"><text:span text:style-name="T83">, under </text:span></text:span><text:span text:style-name="Strong_20_Emphasis"><text:span text:style-name="T92">Linux</text:span></text:span><text:span text:style-name="Strong_20_Emphasis"><text:span text:style-name="T83">.</text:span>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10">Follow the instructions on the </text:span></text:span><text:span text:style-name="Strong_20_Emphasis"><text:span text:style-name="T111">installation</text:span></text:span><text:span text:style-name="Strong_20_Emphasis"><text:span text:style-name="T112"> screens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6" svg:width="0.35cm" svg:height="0.35cm" draw:control="control3"/></text:p>
          </table:table-cell>
          <table:table-cell table:style-name="_32_._5f_Installatie_5f_uitvoeren.C6" office:value-type="string">
            <text:p text:style-name="P61"><text:span text:style-name="Strong_20_Emphasis"><text:span text:style-name="T52">At</text:span></text:span><text:span text:style-name="Strong_20_Emphasis"><text:span text:style-name="T51"> </text:span></text:span><text:span text:style-name="Strong_20_Emphasis"><text:span text:style-name="T65">Select your locatio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7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7">Europe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7">Netherlands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9"><draw:control text:anchor-type="as-char" draw:z-index="9" draw:name="Vorm 1" draw:style-name="gr1" draw:text-style-name="P96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3">At</text:span></text:span><text:span text:style-name="Strong_20_Emphasis"><text:span text:style-name="T51"> </text:span></text:span><text:span text:style-name="Strong_20_Emphasis"><text:span text:style-name="T66">Configure the network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8">E</text:span></text:span><text:span text:style-name="Strong_20_Emphasis"><text:span text:style-name="T50">nter </text:span></text:span><text:span text:style-name="Strong_20_Emphasis"><text:span text:style-name="T72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9"><draw:control text:anchor-type="as-char" draw:z-index="10" draw:name="Vorm 2" draw:style-name="gr1" draw:text-style-name="P9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20">At</text:span><text:span text:style-name="T219"> </text:span><text:span text:style-name="T217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10">Don</text:span>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8">E</text:span></text:span><text:span text:style-name="Strong_20_Emphasis"><text:span text:style-name="T50">nter </text:span></text:span><text:span text:style-name="Strong_20_Emphasis"><text:span text:style-name="T67">Full name of the new user</text:span></text:span><text:span text:style-name="Strong_20_Emphasis"><text:span text:style-name="T64"> </text:span></text:span><text:span text:style-name="Definition"><text:span text:style-name="T12">US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10">Enter </text:span><text:span text:style-name="T214">User </text:span><text:span text:style-name="T215">n</text:span><text:span text:style-name="T214">ame for you</text:span><text:span text:style-name="T215">r</text:span><text:span text:style-name="T214"> account</text:span><text:span text:style-name="Strong_20_Emphasis"><text:span text:style-name="T5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10">E</text:span><text:span text:style-name="Strong_20_Emphasis"><text:span text:style-name="T57">nter a </text:span></text:span><text:span text:style-name="Strong_20_Emphasis"><text:span text:style-name="T69">password</text:span></text:span><text:span text:style-name="Strong_20_Emphasis"><text:span text:style-name="T57"> twice.</text:span></text:span></text:p>
          </table:table-cell>
        </table:table-row>
      </table:table>
      <text:p text:style-name="P85"><text:span text:style-name="Strong_20_Emphasis"><text:span text:style-name="T55"/></text:span></text:p>
      <text:p text:style-name="P85"><text:span text:style-name="Strong_20_Emphasis"><text:span text:style-name="T55"/></text:span></text:p>
      <text:p text:style-name="P85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71">Finish installation</text:span></text:span><text:bookmark-end text:name="__RefNumPara__12966_2272496019"/></text:p>
        </text:list-item>
      </text:list>
      <text:p text:style-name="P38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9"><draw:control text:anchor-type="as-char" draw:z-index="5" draw:name="Vorm22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9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3">Type: </text:span></text:span><text:span text:style-name="User_20_Entry"><text:span text:style-name="T101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2" draw:name="Vorm 9" draw:style-name="gr1" draw:text-style-name="P96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7"><text:span text:style-name="Strong_20_Emphasis"><text:span text:style-name="T39">Type: </text:span></text:span><text:span text:style-name="Strong_20_Emphasis"><text:span text:style-name="T115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95"><text:span text:style-name="Strong_20_Emphasis"><text:span text:style-name="T48">Choose</text:span></text:span><text:span text:style-name="Strong_20_Emphasis"><text:span text:style-name="T44"> </text:span></text:span><text:span text:style-name="Strong_20_Emphasis"><text:span text:style-name="T70">3</text:span></text:span><text:span text:style-name="Strong_20_Emphasis"><text:span text:style-name="T102"> <text:s/></text:span></text:span><text:span text:style-name="Strong_20_Emphasis"><text:span text:style-name="T103">Finish installatio</text:span></text:span><text:span text:style-name="Strong_20_Emphasis"><text:span text:style-name="T104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</table:table>
      <text:p text:style-name="P38"><text:span text:style-name="Strong_20_Emphasis"><text:span text:style-name="T29"><text:tab/></text:span></text:span></text:p>
      <text:p text:style-name="P86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6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9"><draw:control text:anchor-type="as-char" draw:z-index="6" draw:name="Vorm36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9"><draw:control text:anchor-type="as-char" draw:z-index="7" draw:name="Vorm36_ 1" draw:style-name="gr1" draw:text-style-name="P96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0"><text:span text:style-name="User_20_Entry"><text:span text:style-name="T108">Login any additional </text:span></text:span><text:span text:style-name="Definition"><text:span text:style-name="T201">USER</text:span></text:span><text:span text:style-name="User_20_Entry"><text:span text:style-name="T109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3" draw:name="Vorm 10" draw:style-name="gr1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4" draw:name="Vorm 11" draw:style-name="gr1" draw:text-style-name="P96" svg:width="0.35cm" svg:height="0.35cm" draw:control="control23"/></text:span></text:span></text:p>
          </table:table-cell>
          <table:table-cell table:style-name="Tabel2.D3" office:value-type="string">
            <text:p text:style-name="P87"><text:span text:style-name="Strong_20_Emphasis"><text:span text:style-name="T39">Type: </text:span></text:span><text:span text:style-name="Strong_20_Emphasis"><text:span text:style-name="T115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94"><text:span text:style-name="Strong_20_Emphasis"><text:span text:style-name="T48">Choose</text:span></text:span><text:span text:style-name="Strong_20_Emphasis"><text:span text:style-name="T44"> </text:span></text:span><text:span text:style-name="Strong_20_Emphasis"><text:span text:style-name="T70">4 <text:s/></text:span></text:span><text:span text:style-name="Strong_20_Emphasis"><text:span text:style-name="T62">Provision user</text:span></text:span><text:span text:style-name="Strong_20_Emphasis"><text:span text:style-name="T70"> </text:span></text:span><text:span text:style-name="Strong_20_Emphasis"><text:span text:style-name="T39">followed by the</text:span></text:span><text:span text:style-name="Strong_20_Emphasis"><text:span text:style-name="T41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0"><text:span text:style-name="Strong_20_Emphasis"><text:span text:style-name="T42">Follow the instructions on the screen.</text:span></text:span></text:p>
          </table:table-cell>
        </table:table-row>
      </table:table>
      <text:p text:style-name="P23"/>
      <text:p text:style-name="P25"/>
      <text:p text:style-name="P63"><text:span text:style-name="T121">End of checklist,</text:span><text:span text:style-name="T119"> </text:span><text:span text:style-name="T119"><text:user-field-get text:name="Distro">Debian</text:user-field-get></text:span><text:span text:style-name="T117"><text:s/></text:span><text:span text:style-name="T117"><text:user-field-get text:name="Version">12</text:user-field-get></text:span><text:span text:style-name="Strong_20_Emphasis"><text:span text:style-name="T123"><text:s/></text:span></text:span><text:span text:style-name="Strong_20_Emphasis"><text:span text:style-name="T120"><text:user-field-get text:name="Edition">Server</text:user-field-get></text:span></text:span><text:span text:style-name="Strong_20_Emphasis"><text:span text:style-name="T120"><text:s/></text:span></text:span><text:span text:style-name="Strong_20_Emphasis"><text:span text:style-name="T121">installation is complete.</text:span></text:span></text:p>
      <text:p text:style-name="P43"/>
      <text:p text:style-name="P53"><text:span text:style-name="Emphasis"><text:span text:style-name="T221">Written</text:span></text:span><text:span text:style-name="Emphasis"><text:span text:style-name="T222"> </text:span></text:span><text:span text:style-name="Emphasis"><text:span text:style-name="T221">by</text:span></text:span><text:span text:style-name="Emphasis"><text:span text:style-name="T22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3">.</text:span></text:span></text:p>
      <text:p text:style-name="P54"><text:span text:style-name="Emphasis"><text:span text:style-name="T225">C</text:span></text:span><text:span text:style-name="Emphasis"><text:span text:style-name="T226">C0</text:span></text:span><text:span text:style-name="Emphasis"><text:span text:style-name="T223"> 1.0 </text:span></text:span><text:span text:style-name="Emphasis"><text:span text:style-name="T224">Universal</text:span></text:span><text:span text:style-name="Emphasis"><text:span text:style-name="T227"> </text:span></text:span><text:span text:style-name="Emphasis"><text:span text:style-name="T22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7"><text:s/></text:span></text:span><text:span text:style-name="Emphasis"><text:span text:style-name="T22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23T19:17:30.631210813">2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17:30.504226691</dc:date>
    <meta:keyword>Installatie</meta:keyword>
    <meta:keyword>Checklist</meta:keyword>
    <meta:keyword>Linux</meta:keyword>
    <meta:editing-cycles>7017</meta:editing-cycles>
    <meta:editing-duration>P12DT9H48M28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10" meta:character-count="2562" meta:non-whitespace-character-count="2166"/>
    <meta:user-defined meta:name="Info 1"/>
    <meta:user-defined meta:name="Info 2"/>
    <meta:user-defined meta:name="Info 3"/>
    <meta:user-defined meta:name="Info 4"/>
  </office:meta>
</office:document-meta>
</file>